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62cm" fo:min-width="0.268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42cm" svg:height="1.843cm" svg:x="1.4cm" svg:y="10.3cm">
          <text:p text:style-name="P1">~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2" draw:text-style-name="P1" draw:layer="layout" svg:width="2.153cm" svg:height="2.573cm" svg:x="5.247cm" svg:y="9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2" draw:layer="layout" svg:x1="6.321cm" svg:y1="10.547cm" svg:x2="6.321cm" svg:y2="11.812cm">
            <text:p/>
          </draw:line>
        </draw:g>
        <draw:custom-shape draw:style-name="gr4" draw:text-style-name="P1" xml:id="id13" draw:id="id13" draw:layer="layout" svg:width="2.153cm" svg:height="2.573cm" svg:x="9cm" svg:y="9.7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8" draw:id="id8">
          <draw:custom-shape draw:style-name="gr5" draw:text-style-name="P1" draw:layer="layout" svg:width="1.534cm" svg:height="1.535cm" draw:transform="rotate (-0.00890117918517077) translate (12.642cm 2.7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2.6cm" svg:y1="2.715cm" svg:x2="14.267cm" svg:y2="2.7cm">
            <text:p/>
          </draw:line>
        </draw:g>
        <draw:g xml:id="id17" draw:id="id17">
          <draw:custom-shape draw:style-name="gr7" draw:text-style-name="P1" draw:layer="layout" svg:width="0.804cm" svg:height="2.646cm" draw:transform="rotate (1.5707963267949) translate (23.29cm 6.4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3.299cm" svg:y1="5.993cm" svg:x2="22.076cm" svg:y2="5.977cm">
            <text:p/>
          </draw:line>
          <draw:line draw:style-name="gr6" draw:text-style-name="P2" draw:layer="layout" svg:x1="27.2cm" svg:y1="5.993cm" svg:x2="25.977cm" svg:y2="5.977cm">
            <text:p/>
          </draw:line>
        </draw:g>
        <draw:g xml:id="id19" draw:id="id19">
          <draw:line draw:style-name="gr6" draw:text-style-name="P2" draw:layer="layout" svg:x1="22.167cm" svg:y1="18.721cm" svg:x2="18.16cm" svg:y2="18.746cm">
            <text:p/>
          </draw:line>
          <draw:line draw:style-name="gr6" draw:text-style-name="P2" draw:layer="layout" svg:x1="22.169cm" svg:y1="18.707cm" svg:x2="18.162cm" svg:y2="18.732cm">
            <text:p/>
          </draw:line>
          <draw:line draw:style-name="gr6" draw:text-style-name="P2" draw:layer="layout" svg:x1="19.254cm" svg:y1="19.275cm" svg:x2="21.245cm" svg:y2="19.275cm">
            <text:p/>
          </draw:line>
          <draw:line draw:style-name="gr6" draw:text-style-name="P2" draw:layer="layout" svg:x1="19.792cm" svg:y1="19.749cm" svg:x2="20.749cm" svg:y2="19.749cm">
            <text:p/>
          </draw:line>
          <draw:line draw:style-name="gr6" draw:text-style-name="P2" draw:layer="layout" svg:x1="20.216cm" svg:y1="18.687cm" svg:x2="20.232cm" svg:y2="17.464cm">
            <text:p/>
          </draw:line>
        </draw:g>
        <draw:g xml:id="id15" draw:id="id15">
          <draw:line draw:style-name="gr6" draw:text-style-name="P2" draw:layer="layout" svg:x1="18.1cm" svg:y1="12.884cm" svg:x2="20.116cm" svg:y2="12.884cm">
            <text:p/>
          </draw:line>
          <draw:line draw:style-name="gr6" draw:text-style-name="P2" draw:layer="layout" svg:x1="18.1cm" svg:y1="12.884cm" svg:x2="20.116cm" svg:y2="12.884cm">
            <text:p/>
          </draw:line>
          <draw:line draw:style-name="gr6" draw:text-style-name="P2" draw:layer="layout" svg:x1="18.1cm" svg:y1="13.784cm" svg:x2="20.116cm" svg:y2="13.784cm">
            <text:p/>
          </draw:line>
          <draw:line draw:style-name="gr6" draw:text-style-name="P2" draw:layer="layout" svg:x1="19.094cm" svg:y1="15cm" svg:x2="19.11cm" svg:y2="13.777cm">
            <text:p/>
          </draw:line>
          <draw:line draw:style-name="gr6" draw:text-style-name="P2" draw:layer="layout" svg:x1="19.094cm" svg:y1="12.902cm" svg:x2="19.11cm" svg:y2="11.679cm">
            <text:p/>
          </draw:line>
        </draw:g>
        <draw:g xml:id="id10" draw:id="id10">
          <draw:custom-shape draw:style-name="gr5" draw:text-style-name="P1" draw:layer="layout" svg:width="1.534cm" svg:height="1.535cm" draw:transform="rotate (-0.00890117918517077) translate (17.042cm 8.05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7cm" svg:y1="8.036cm" svg:x2="18.667cm" svg:y2="8.021cm">
            <text:p/>
          </draw:line>
        </draw:g>
        <draw:g xml:id="id7" draw:id="id7">
          <draw:custom-shape draw:style-name="gr5" draw:text-style-name="P1" draw:layer="layout" svg:width="1.534cm" svg:height="1.535cm" draw:transform="rotate (-3.13740386338501) translate (14.267cm 9.55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4.289cm" svg:y1="9.595cm" svg:x2="12.622cm" svg:y2="9.588cm">
            <text:p/>
          </draw:line>
        </draw:g>
        <draw:g xml:id="id11" draw:id="id11">
          <draw:custom-shape draw:style-name="gr5" draw:text-style-name="P1" draw:layer="layout" svg:width="1.534cm" svg:height="1.535cm" draw:transform="rotate (-3.13740386338501) translate (18.545cm 4.16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18.567cm" svg:y1="4.2cm" svg:x2="16.9cm" svg:y2="4.193cm">
            <text:p/>
          </draw:line>
        </draw:g>
        <draw:g xml:id="id18" draw:id="id18">
          <draw:custom-shape draw:style-name="gr5" draw:text-style-name="P1" draw:layer="layout" svg:width="1.534cm" svg:height="1.535cm" draw:transform="rotate (-3.13740386338501) translate (28.645cm 8.96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28.667cm" svg:y1="9cm" svg:x2="27cm" svg:y2="8.993cm">
            <text:p/>
          </draw:line>
        </draw:g>
        <draw:g xml:id="id27" draw:id="id27">
          <draw:custom-shape draw:style-name="gr5" draw:text-style-name="P1" draw:layer="layout" svg:width="1.534cm" svg:height="1.535cm" draw:transform="rotate (-3.13740386338501) translate (28.745cm 13.43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2" draw:layer="layout" svg:x1="28.767cm" svg:y1="13.471cm" svg:x2="27.1cm" svg:y2="13.464cm">
            <text:p/>
          </draw:line>
        </draw:g>
        <draw:connector draw:style-name="gr8" draw:text-style-name="P1" xml:id="id2" draw:id="id2" draw:layer="layout" svg:x1="2.321cm" svg:y1="10.3cm" svg:x2="2.321cm" svg:y2="10.3cm" draw:start-shape="id1" draw:start-glue-point="4" draw:end-shape="id1" draw:end-glue-point="4" svg:d="M2321 10300z" svg:viewBox="0 0 1 1">
          <text:p/>
        </draw:connector>
        <draw:custom-shape draw:style-name="gr9" draw:text-style-name="P1" xml:id="id3" draw:id="id3" draw:layer="layout" svg:width="0.348cm" svg:height="0.35cm" svg:x="6.196cm" svg:y="6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0.348cm" svg:height="0.35cm" svg:x="6.097cm" svg:y="15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line-skew="-1.949cm" svg:x1="2.321cm" svg:y1="10.3cm" svg:x2="6.196cm" svg:y2="6.793cm" draw:start-shape="id2" draw:start-glue-point="0" draw:end-shape="id3" draw:end-glue-point="6" svg:d="M2321 10300h-11v-3507h3886" svg:viewBox="0 0 3887 3508">
          <text:p/>
        </draw:connector>
        <draw:connector draw:style-name="gr8" draw:text-style-name="P1" draw:layer="layout" svg:x1="2.321cm" svg:y1="12.143cm" svg:x2="6.148cm" svg:y2="15.418cm" draw:start-shape="id1" draw:start-glue-point="8" draw:end-shape="id4" draw:end-glue-point="7" svg:d="M2321 12143v3275h3827" svg:viewBox="0 0 3828 3276">
          <text:p/>
        </draw:connector>
        <draw:connector draw:style-name="gr10" draw:text-style-name="P3" draw:layer="layout" draw:type="line" svg:x1="6.323cm" svg:y1="12.373cm" svg:x2="6.271cm" svg:y2="15.119cm" draw:start-shape="id5" draw:start-glue-point="2" draw:end-shape="id4" draw:end-glue-point="4" svg:d="M6323 12373l-52 2746" svg:viewBox="0 0 53 2747">
          <text:p/>
        </draw:connector>
        <draw:connector draw:style-name="gr10" draw:text-style-name="P3" draw:layer="layout" draw:type="line" svg:x1="6.323cm" svg:y1="9.8cm" svg:x2="6.37cm" svg:y2="6.968cm" draw:start-shape="id5" draw:start-glue-point="0" draw:end-shape="id3" draw:end-glue-point="8" svg:d="M6323 9800l47-2832" svg:viewBox="0 0 48 2833">
          <text:p/>
        </draw:connector>
        <draw:custom-shape draw:style-name="gr9" draw:text-style-name="P1" xml:id="id6" draw:id="id6" draw:layer="layout" svg:width="0.348cm" svg:height="0.35cm" svg:x="13.298cm" svg:y="5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0.348cm" svg:height="0.35cm" svg:x="17.599cm" svg:y="5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3.472cm" svg:y1="6.17cm" svg:x2="13.455cm" svg:y2="8.024cm" draw:start-shape="id6" draw:start-glue-point="8" draw:end-shape="id7" draw:end-glue-point="0" svg:d="M13472 6170l-17 1854" svg:viewBox="0 0 18 1855">
          <text:p/>
        </draw:connector>
        <draw:connector draw:style-name="gr10" draw:text-style-name="P3" draw:layer="layout" draw:type="line" svg:x1="13.472cm" svg:y1="5.82cm" svg:x2="13.433cm" svg:y2="4.279cm" draw:start-shape="id6" draw:start-glue-point="4" draw:end-shape="id8" draw:end-glue-point="2" svg:d="M13472 5820l-39-1541" svg:viewBox="0 0 40 1542">
          <text:p/>
        </draw:connector>
        <draw:connector draw:style-name="gr10" draw:text-style-name="P3" draw:layer="layout" draw:type="line" svg:x1="17.773cm" svg:y1="6.171cm" svg:x2="17.833cm" svg:y2="8.021cm" draw:start-shape="id9" draw:start-glue-point="8" draw:end-shape="id10" draw:end-glue-point="0" svg:d="M17773 6171l60 1850" svg:viewBox="0 0 61 1851">
          <text:p/>
        </draw:connector>
        <draw:connector draw:style-name="gr10" draw:text-style-name="P3" draw:layer="layout" draw:type="line" svg:x1="17.773cm" svg:y1="5.821cm" svg:x2="17.733cm" svg:y2="4.2cm" draw:start-shape="id9" draw:start-glue-point="4" draw:end-shape="id11" draw:end-glue-point="2" svg:d="M17773 5821l-40-1621" svg:viewBox="0 0 41 1622">
          <text:p/>
        </draw:connector>
        <draw:custom-shape draw:style-name="gr9" draw:text-style-name="P1" xml:id="id12" draw:id="id12" draw:layer="layout" svg:width="0.348cm" svg:height="0.35cm" svg:x="9.999cm" svg:y="17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0.173cm" svg:y1="17.021cm" svg:x2="10.077cm" svg:y2="12.273cm" draw:start-shape="id12" draw:start-glue-point="4" draw:end-shape="id13" draw:end-glue-point="6" svg:d="M10173 17021l-96-4748" svg:viewBox="0 0 97 4749">
          <text:p/>
        </draw:connector>
        <draw:connector draw:style-name="gr8" draw:text-style-name="P1" draw:layer="layout" draw:line-skew="-4.908cm" svg:x1="10.077cm" svg:y1="9.7cm" svg:x2="15.575cm" svg:y2="1.499cm" draw:start-shape="id13" draw:start-glue-point="4" draw:end-shape="id14" draw:end-glue-point="0" svg:d="M10077 9700v-9000h5498v799" svg:viewBox="0 0 5499 9001">
          <text:p/>
        </draw:connector>
        <draw:connector draw:style-name="gr8" draw:text-style-name="P1" draw:layer="layout" svg:x1="17.947cm" svg:y1="5.996cm" svg:x2="19.108cm" svg:y2="11.679cm" draw:start-shape="id9" draw:start-glue-point="10" draw:end-shape="id15" draw:end-glue-point="0" svg:d="M17947 5996h1161v5683" svg:viewBox="0 0 1162 5684">
          <text:p/>
        </draw:connector>
        <draw:g xml:id="id16" draw:id="id16">
          <draw:custom-shape draw:style-name="gr7" draw:text-style-name="P1" draw:layer="layout" svg:width="0.804cm" svg:height="2.646cm" draw:transform="rotate (3.13792746216061) translate (21.49cm 10.611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21.083cm" svg:y1="10.601cm" svg:x2="21.063cm" svg:y2="11.824cm">
            <text:p/>
          </draw:line>
          <draw:line draw:style-name="gr6" draw:text-style-name="P2" draw:layer="layout" svg:x1="21.097cm" svg:y1="6.7cm" svg:x2="21.077cm" svg:y2="7.923cm">
            <text:p/>
          </draw:line>
        </draw:g>
        <draw:connector draw:style-name="gr8" draw:text-style-name="P1" draw:layer="layout" svg:x1="21.093cm" svg:y1="6.7cm" svg:x2="17.947cm" svg:y2="5.996cm" draw:start-shape="id16" draw:start-glue-point="0" draw:end-shape="id9" draw:end-glue-point="10" svg:d="M21093 6700v-704h-3146" svg:viewBox="0 0 3147 705">
          <text:p/>
        </draw:connector>
        <draw:connector draw:style-name="gr10" draw:text-style-name="P3" draw:layer="layout" draw:type="line" svg:x1="22.076cm" svg:y1="5.998cm" svg:x2="17.947cm" svg:y2="5.996cm" draw:start-shape="id17" draw:start-glue-point="3" draw:end-shape="id9" draw:end-glue-point="10" svg:d="M22076 5998l-4129-2" svg:viewBox="0 0 4130 3">
          <text:p/>
        </draw:connector>
        <draw:connector draw:style-name="gr8" draw:text-style-name="P1" draw:layer="layout" svg:x1="27.2cm" svg:y1="5.998cm" svg:x2="27.833cm" svg:y2="7.429cm" draw:start-shape="id17" draw:start-glue-point="1" draw:end-shape="id18" draw:end-glue-point="0" svg:d="M27200 5998h633v1431" svg:viewBox="0 0 634 1432">
          <text:p/>
        </draw:connector>
        <draw:connector draw:style-name="gr10" draw:text-style-name="P3" xml:id="id29" draw:id="id29" draw:layer="layout" draw:type="line" svg:x1="20.164cm" svg:y1="17.464cm" svg:x2="20.194cm" svg:y2="17.237cm" draw:start-shape="id19" draw:start-glue-point="0" svg:d="M20164 17464l30-227" svg:viewBox="0 0 31 228">
          <text:p/>
        </draw:connector>
        <draw:frame draw:style-name="gr11" draw:text-style-name="P5" draw:layer="layout" svg:width="2.2cm" svg:height="1.9cm" svg:x="1.132cm" svg:y="8.584cm">
          <draw:text-box>
            <text:p text:style-name="P4"><text:span text:style-name="T1">V1</text:span></text:p>
          </draw:text-box>
        </draw:frame>
        <draw:frame draw:style-name="gr11" draw:text-style-name="P5" draw:layer="layout" svg:width="2.2cm" svg:height="1.9cm" svg:x="6.5cm" svg:y="9.2cm">
          <draw:text-box>
            <text:p>I1</text:p>
          </draw:text-box>
        </draw:frame>
        <draw:frame draw:style-name="gr11" draw:text-style-name="P5" draw:layer="layout" svg:width="2.2cm" svg:height="1.9cm" svg:x="17.4cm" svg:y="11.6cm">
          <draw:text-box>
            <text:p>C1</text:p>
          </draw:text-box>
        </draw:frame>
        <draw:frame draw:style-name="gr11" draw:text-style-name="P5" draw:layer="layout" svg:width="2.2cm" svg:height="1.9cm" svg:x="8.4cm" svg:y="8.9cm">
          <draw:text-box>
            <text:p>V2</text:p>
          </draw:text-box>
        </draw:frame>
        <draw:frame draw:style-name="gr11" draw:text-style-name="P5" draw:layer="layout" svg:width="2.2cm" svg:height="1.9cm" svg:x="23.9cm" svg:y="4.5cm">
          <draw:text-box>
            <text:p>R1</text:p>
          </draw:text-box>
        </draw:frame>
        <draw:frame draw:style-name="gr11" draw:text-style-name="P5" draw:layer="layout" svg:width="2.2cm" svg:height="1.9cm" svg:x="21.7cm" svg:y="7.5cm">
          <draw:text-box>
            <text:p>R2</text:p>
          </draw:text-box>
        </draw:frame>
        <draw:frame draw:style-name="gr11" draw:text-style-name="P5" draw:layer="layout" svg:width="2.2cm" svg:height="1.9cm" svg:x="27.1cm" svg:y="10cm">
          <draw:text-box>
            <text:p>X20</text:p>
          </draw:text-box>
        </draw:frame>
        <draw:frame draw:style-name="gr11" draw:text-style-name="P5" draw:layer="layout" svg:width="2.2cm" svg:height="1.9cm" svg:x="21.3cm" svg:y="17.5cm">
          <draw:text-box>
            <text:p>GND</text:p>
          </draw:text-box>
        </draw:frame>
        <draw:frame draw:style-name="gr11" draw:text-style-name="P5" xml:id="id20" draw:id="id20" draw:layer="layout" svg:width="2.2cm" svg:height="1.9cm" svg:x="13.7cm" svg:y="9.8cm">
          <draw:text-box>
            <text:p>D1</text:p>
          </draw:text-box>
        </draw:frame>
        <draw:frame draw:style-name="gr11" draw:text-style-name="P5" draw:layer="layout" svg:width="2.2cm" svg:height="1.9cm" svg:x="16.4cm" svg:y="9.8cm">
          <draw:text-box>
            <text:p>D4</text:p>
          </draw:text-box>
        </draw:frame>
        <draw:frame draw:style-name="gr11" draw:text-style-name="P5" draw:layer="layout" svg:width="2.2cm" svg:height="1.9cm" svg:x="16.4cm" svg:y="1.7cm">
          <draw:text-box>
            <text:p>D3</text:p>
          </draw:text-box>
        </draw:frame>
        <draw:frame draw:style-name="gr11" draw:text-style-name="P5" draw:layer="layout" svg:width="2.2cm" svg:height="1.9cm" svg:x="13.7cm" svg:y="1.8cm">
          <draw:text-box>
            <text:p>D2</text:p>
          </draw:text-box>
        </draw:frame>
        <draw:frame draw:style-name="gr11" draw:text-style-name="P5" draw:layer="layout" svg:width="2.2cm" svg:height="1.9cm" svg:x="25.5cm" svg:y="7.6cm">
          <draw:text-box>
            <text:p>Ds</text:p>
          </draw:text-box>
        </draw:frame>
        <draw:connector draw:style-name="gr8" draw:text-style-name="P1" draw:layer="layout" svg:x1="14.8cm" svg:y1="9.8cm" svg:x2="14.8cm" svg:y2="9.8cm" draw:start-shape="id20" draw:start-glue-point="0" draw:end-shape="id20" draw:end-glue-point="0" svg:d="M14800 9800z" svg:viewBox="0 0 1 1">
          <text:p/>
        </draw:connector>
        <draw:connector draw:style-name="gr10" draw:text-style-name="P3" xml:id="id21" draw:id="id21" draw:layer="layout" draw:type="line" svg:x1="13.433cm" svg:y1="2.7cm" svg:x2="13.406cm" svg:y2="1.482cm" draw:start-shape="id8" draw:start-glue-point="0" svg:d="M13433 2700l-27-1218" svg:viewBox="0 0 28 1219">
          <text:p/>
        </draw:connector>
        <draw:connector draw:style-name="gr10" draw:text-style-name="P3" xml:id="id22" draw:id="id22" draw:layer="layout" draw:type="line" svg:x1="17.733cm" svg:y1="2.629cm" svg:x2="17.745cm" svg:y2="1.517cm" draw:start-shape="id11" draw:start-glue-point="0" svg:d="M17733 2629l12-1112" svg:viewBox="0 0 13 1113">
          <text:p/>
        </draw:connector>
        <draw:connector draw:style-name="gr10" draw:text-style-name="P3" xml:id="id14" draw:id="id14" draw:layer="layout" draw:type="line" svg:x1="13.406cm" svg:y1="1.482cm" svg:x2="17.745cm" svg:y2="1.517cm" draw:start-shape="id21" draw:start-glue-point="3" draw:end-shape="id22" draw:end-glue-point="3" svg:d="M13406 1482l4339 35" svg:viewBox="0 0 4340 36">
          <text:p/>
        </draw:connector>
        <draw:connector draw:style-name="gr10" draw:text-style-name="P3" xml:id="id23" draw:id="id23" draw:layer="layout" draw:type="line" svg:x1="13.455cm" svg:y1="9.595cm" svg:x2="13.476cm" svg:y2="10.725cm" draw:start-shape="id7" draw:start-glue-point="2" svg:d="M13455 9595l21 1130" svg:viewBox="0 0 22 1131">
          <text:p/>
        </draw:connector>
        <draw:connector draw:style-name="gr10" draw:text-style-name="P3" xml:id="id24" draw:id="id24" draw:layer="layout" draw:type="line" svg:x1="17.833cm" svg:y1="9.6cm" svg:x2="17.815cm" svg:y2="10.619cm" draw:start-shape="id10" draw:start-glue-point="2" svg:d="M17833 9600l-18 1019" svg:viewBox="0 0 19 1020">
          <text:p/>
        </draw:connector>
        <draw:connector draw:style-name="gr10" draw:text-style-name="P3" xml:id="id25" draw:id="id25" draw:layer="layout" draw:type="line" svg:x1="13.476cm" svg:y1="10.725cm" svg:x2="17.815cm" svg:y2="10.619cm" draw:start-shape="id23" draw:start-glue-point="3" draw:end-shape="id24" draw:end-glue-point="3" svg:d="M13476 10725l4339-106" svg:viewBox="0 0 4340 107">
          <text:p/>
        </draw:connector>
        <draw:connector draw:style-name="gr8" draw:text-style-name="P1" draw:layer="layout" draw:line-skew="3.888cm" svg:x1="15.645cm" svg:y1="10.672cm" svg:x2="10.347cm" svg:y2="17.196cm" draw:start-shape="id25" draw:start-glue-point="0" draw:end-shape="id12" draw:end-glue-point="10" svg:d="M15645 10672h155v6524h-5453" svg:viewBox="0 0 5454 6525">
          <text:p/>
        </draw:connector>
        <draw:connector draw:style-name="gr8" draw:text-style-name="P1" xml:id="id26" draw:id="id26" draw:layer="layout" draw:line-skew="-0.53cm" svg:x1="13.298cm" svg:y1="5.995cm" svg:x2="12.312cm" svg:y2="16.016cm" draw:start-shape="id6" draw:start-glue-point="6" svg:d="M13298 5995h-1273v10021h287" svg:viewBox="0 0 1274 10022">
          <text:p/>
        </draw:connector>
        <draw:connector draw:style-name="gr10" draw:text-style-name="P3" xml:id="id28" draw:id="id28" draw:layer="layout" draw:type="line" svg:x1="12.312cm" svg:y1="16.016cm" svg:x2="28.011cm" svg:y2="16.016cm" draw:start-shape="id26" draw:start-glue-point="3" svg:d="M12312 16016h15699" svg:viewBox="0 0 15700 1">
          <text:p/>
        </draw:connector>
        <draw:connector draw:style-name="gr10" draw:text-style-name="P3" draw:layer="layout" draw:type="line" svg:x1="19.108cm" svg:y1="15cm" svg:x2="19.156cm" svg:y2="16.052cm" draw:start-shape="id15" draw:start-glue-point="2" svg:d="M19108 15000l48 1052" svg:viewBox="0 0 49 1053">
          <text:p/>
        </draw:connector>
        <draw:connector draw:style-name="gr10" draw:text-style-name="P3" draw:layer="layout" draw:type="line" svg:x1="27.933cm" svg:y1="13.471cm" svg:x2="28.011cm" svg:y2="16.016cm" draw:start-shape="id27" draw:start-glue-point="2" draw:end-shape="id28" draw:end-glue-point="3" svg:d="M27933 13471l78 2545" svg:viewBox="0 0 79 2546">
          <text:p/>
        </draw:connector>
        <draw:connector draw:style-name="gr10" draw:text-style-name="P3" draw:layer="layout" draw:type="line" svg:x1="20.179cm" svg:y1="17.35cm" svg:x2="20.161cm" svg:y2="16.016cm" draw:start-shape="id29" draw:start-glue-point="0" draw:end-shape="id28" draw:end-glue-point="0" svg:d="M20179 17350l-18-1334" svg:viewBox="0 0 19 1335">
          <text:p/>
        </draw:connector>
        <draw:connector draw:style-name="gr10" draw:text-style-name="P3" draw:layer="layout" draw:type="line" svg:x1="21.093cm" svg:y1="11.824cm" svg:x2="21.096cm" svg:y2="16.016cm" draw:start-shape="id16" draw:start-glue-point="2" svg:d="M21093 11824l3 4192" svg:viewBox="0 0 4 419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8:09:30.052568921</meta:creation-date>
    <dc:date>2021-05-08T19:27:00.145695280</dc:date>
    <meta:editing-duration>PT6M43S</meta:editing-duration>
    <meta:editing-cycles>2</meta:editing-cycles>
    <meta:generator>LibreOffice/6.4.6.2$Linux_X86_64 LibreOffice_project/40$Build-2</meta:generator>
    <meta:document-statistic meta:object-count="91"/>
  </office:meta>
</office:document-meta>
</file>